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eregrine Cluster</text:span><text:span text:style-name="T2"/></text:p>
      <text:p text:style-name="P1"><text:span text:style-name="T2"/></text:p>
      <text:p text:style-name="P1"><text:span text:style-name="T2">* Start Terminal</text:span></text:p>
      <text:p text:style-name="P1"><text:span text:style-name="T2"/></text:p>
      <text:p text:style-name="P1"><text:span text:style-name="T2">* Login code for peregrine for linux:</text:span></text:p>
      <text:p text:style-name="P1"><text:span text:style-name="T2"><text:s text:c="2"/>ssh -X username@peregrine.hpc.rug.nl</text:span></text:p>
      <text:p text:style-name="P1"><text:span text:style-name="T2"/></text:p>
      <text:p text:style-name="P1"><text:span text:style-name="T2">* module load git</text:span></text:p>
      <text:p text:style-name="P1"><text:span text:style-name="T2"/></text:p>
      <text:p text:style-name="P1"><text:span text:style-name="T2">* git clone https://github.com/richelbilderbeek/pbdmms</text:span></text:p>
      <text:p text:style-name="P1"><text:span text:style-name="T2"/></text:p>
      <text:p text:style-name="P1"><text:span text:style-name="T2">* cd pbdmms</text:span></text:p>
      <text:p text:style-name="P1"><text:span text:style-name="T2"/></text:p>
      <text:p text:style-name="P1"><text:span text:style-name="T2">* ./checkout_all_branches.sh</text:span></text:p>
      <text:p text:style-name="P1"><text:span text:style-name="T2"/></text:p>
      <text:p text:style-name="P1"><text:span text:style-name="T2">* git checkout my_branch (e.g. lyke or jobo)</text:span></text:p>
      <text:p text:style-name="P1"><text:span text:style-name="T2"/></text:p>
      <text:p text:style-name="P1"><text:span text:style-name="T2">* copy your project in your pbdmms folder and rename it: e.g. lyke.pro = lyke_peregrine.pro</text:span></text:p>
      <text:p text:style-name="P1"><text:span text:style-name="T2"/></text:p>
      <text:p text:style-name="P1"><text:span text:style-name="T2">* open the copied en renamed project and change the compiler: you don't need ++5 or whatever.</text:span></text:p>
      <text:p text:style-name="P1"><text:span text:style-name="T2"/></text:p>
      <text:p text:style-name="P1"><text:span text:style-name="T2">* Noew you have to make a bashscript, for example in mousepad.</text:span></text:p>
      <text:p text:style-name="P1"><text:span text:style-name="T2"/></text:p>
      <text:p text:style-name="P2"><text:span text:style-name="T2">Bashscript:</text:span></text:p>
      <text:p text:style-name="P2"><text:span text:style-name="T2">* Presentation for bashscript: https://github.com/richelbilderbeek/Peregrine/blob/master/job_dependencies.pdf</text:span></text:p>
      <text:p text:style-name="P2"><text:span text:style-name="T2">or https://redmine.hpc.rug.nl/redmine/projects/peregrine/wiki</text:span></text:p>
      <text:p text:style-name="P2"><text:span text:style-name="T2"/></text:p>
      <text:p text:style-name="P2"><text:span text:style-name="T2">* Example of batchscript:</text:span></text:p>
      <text:p text:style-name="P2"><text:span text:style-name="T2">#!/bin/bash</text:span></text:p>
      <text:p text:style-name="P2"><text:span text:style-name="T2">#SBATCH --time=12:00:00</text:span></text:p>
      <text:p text:style-name="P2"><text:span text:style-name="T2">#SBATCH --nodes=1</text:span></text:p>
      <text:p text:style-name="P2"><text:span text:style-name="T2">#SBATCH --ntasks-per-node=1</text:span></text:p>
      <text:p text:style-name="P2"><text:span text:style-name="T2">#SBATCH --ntasks=1</text:span></text:p>
      <text:p text:style-name="P2"><text:span text:style-name="T2">#SBATCH --mem=1G</text:span></text:p>
      <text:p text:style-name="P2"><text:span text:style-name="T2">#SBATCH --job-name=Lykes_second_run</text:span></text:p>
      <text:p text:style-name="P2"><text:span text:style-name="T2">#SBATCH --mail-type=BEGIN,END</text:span></text:p>
      <text:p text:style-name="P2"><text:span text:style-name="T2">#SBATCH --mail-user=username@student.rug.nl</text:span></text:p>
      <text:p text:style-name="P2"><text:span text:style-name="T2">#SBATCH --output=lyke_second_run.log</text:span></text:p>
      <text:p text:style-name="P2"><text:span text:style-name="T2">module load Qt</text:span></text:p>
      <text:p text:style-name="P2"><text:span text:style-name="T2">module load GCC/5.1.0</text:span></text:p>
      <text:p text:style-name="P2"><text:span text:style-name="T2">./my_branch_peregrine // </text:span></text:p>
      <text:p text:style-name="P3"><text:span text:style-name="T2"/></text:p>
      <text:p text:style-name="P3"><text:span text:style-name="T2"/></text:p>
      <text:p text:style-name="P3"><text:span text:style-name="T2">* save it and git push!</text:span></text:p>
      <text:p text:style-name="P3"><text:span text:style-name="T2"/></text:p>
      <text:p text:style-name="P3"><text:span text:style-name="T2">* git pull </text:span></text:p>
      <text:p text:style-name="P3"><text:span text:style-name="T2">// to get your new version of the code and jobscript</text:span></text:p>
      <text:p text:style-name="P3"><text:span text:style-name="T2"/></text:p>
      <text:p text:style-name="P3"><text:span text:style-name="T2">* module load GCC/5.1.0</text:span></text:p>
      <text:p text:style-name="P3"><text:span text:style-name="T2"/></text:p>
      <text:p text:style-name="P3"><text:span text:style-name="T2">* module load Qt</text:span></text:p>
      <text:p text:style-name="P3"><text:span text:style-name="T2"/></text:p>
      <text:p text:style-name="P3"><text:span text:style-name="T2">* history // to checkout your previous commands</text:span></text:p>
      <text:p text:style-name="P3"><text:span text:style-name="T2"/></text:p>
      <text:p text:style-name="P3"><text:span text:style-name="T2">* cat name_of_bashcript (e.g. lyke_jobscript) // to show bashscript</text:span></text:p>
      <text:p text:style-name="P3"><text:span text:style-name="T2"/></text:p>
      <text:p text:style-name="P3"><text:span text:style-name="T2">* qmake lyke_peregrine.pro</text:span></text:p>
      <text:p text:style-name="P3"><text:span text:style-name="T2"/></text:p>
      <text:p text:style-name="P3"><text:span text:style-name="T2">* make </text:span></text:p>
      <text:p text:style-name="P3"><text:span text:style-name="T2"/></text:p>
      <text:p text:style-name="P3"><text:span text:style-name="T2">* mkdir name_of_folder// to make a folder in pbdmms (to remove it: rmdir )</text:span></text:p>
      <text:p text:style-name="P3"><text:span text:style-name="T2"/></text:p>
      <text:p text:style-name="P3"><text:span text:style-name="T2">* e.g. mkdir simulation1</text:span></text:p>
      <text:p text:style-name="P3"><text:span text:style-name="T2"/></text:p>
      <text:p text:style-name="P3"><text:span text:style-name="T2">* cd simulation1 //to get into the folder</text:span></text:p>
      <text:p text:style-name="P3"><text:span text:style-name="T2"/></text:p>
      <text:p text:style-name="P3"><text:span text:style-name="T2">//to make a shortcut in the folder:</text:span></text:p>
      <text:p text:style-name="P3"><text:span text:style-name="T2">ln ../lyke_peregrine</text:span></text:p>
      <text:p text:style-name="P3"><text:span text:style-name="T2">ln ../lyke_jobscript</text:span></text:p>
      <text:p text:style-name="P3"><text:span text:style-name="T2"/></text:p>
      <text:p text:style-name="P3"><text:span text:style-name="T2">//now you add your job:</text:span></text:p>
      <text:p text:style-name="P3"><text:span text:style-name="T2">* sbatch lyke_jobscript //with sbatch you get in the queue</text:span></text:p>
      <text:p text:style-name="P3"><text:span text:style-name="T2"/></text:p>
      <text:p text:style-name="P3"><text:span text:style-name="T2">* squeue -u $USER //to check the queue</text:span></text:p>
      <text:p text:style-name="P3"><text:span text:style-name="T2"/></text:p>
      <text:p text:style-name="P3"><text:span text:style-name="T2">*to get data from peregrine_run:</text:span></text:p>
      <text:p text:style-name="P3"><text:span text:style-name="T2">- scp s2203103@peregrine.hpc.rug.nl:/home/s2203103/pbdmms/simulation1/*.* ~/name_of_folder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